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Chapter 1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currently experimental at best. It might work with very basic formatting but still needs a <text:span text:style-name="T1">lot</text:span> of work. You can still see the example book rendered in <text:a xlink:type="simple" xlink:href="http://lise-henry.github.io/crowbook/book.odt">ODT</text:a> on github.io to have an idea of the current status for this output format.</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typically only contain one "chapter".</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Chapter 2 Arguments</text:h>
      <text:p text:style-name="Text_20_body">Crowbook can takes a list of arguments:</text:p>
      <text:p text:style-name="Text_20_Body">Render a markdown book in Epub, PDF or HTML.

USAGE:
 crowbook [FLAGS] [OPTIONS] [--] [BOOK]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Note that by default, using <text:span text:style-name="Preformatted_20_Text">--single</text:span> sets the <text:span text:style-name="Preformatted_20_Text">tex.short</text:span> option to <text:span text:style-name="Preformatted_20_Text">true</text:span>, using the LaTeX class of <text:span text:style-name="Preformatted_20_Text">article</text:span> instead of <text:span text:style-name="Preformatted_20_Text">book</text:span>.</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Chapter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string</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string</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string</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_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
      <text:h text:style-name="Heading_20_3">
Special option</text:h>
      <text:list>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
      <text:h text:style-name="Heading_20_3">
Standalone HTML options</text:h>
      <text:list>
        <text:list-item>
          <text:p><text:span text:style-name="T2"><text:span text:style-name="Preformatted_20_Text">html_singl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_single.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_singl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_dir.index.html</text:span></text:span><text:list>
<text:list-item>
<text:p><text:span text:style-name="T2">type</text:span>: template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template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
      <text:h text:style-name="Heading_20_3">
Input options</text:h>
      <text:list>
        <text:list-item>
          <text:p><text:span text:style-name="T2"><text:span text:style-name="Preformatted_20_Text">input.autoclean</text:span></text:span><text:list>
<text:list-item>
<text:p><text:span text:style-name="T2">type</text:span>: boolean</text:p></text:list-item><text:list-item>
<text:p><text:span text:style-name="T2">default value</text:span>: <text:span text:style-name="Preformatted_20_Text">true</text:span></text:p></text:list-item><text:list-item>
<text:p>Toggle cleaning of input markdown according to lang</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Chapter 4 Templates</text:h>
      <text:h text:style-name="Heading_20_2">
List of templates</text:h>
      <text:p text:style-name="Text_20_body">Crowbook allows the user to specify a number of templates. Some of them, though are not "real" templates, they are just files that are inserted, but can't contain mustache tags. This will probably evolve in future versions.</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_template</text:span> sets the naming scheme for chapters.</text:p>
        </text:list-item>
      </text:list>
      <text:h text:style-name="Heading_20_2">
Create and edit template</text:h>
      <text:p text:style-name="Text_20_body">Except for inline templates, which are set directly in the book configuration file:</text:p>
      <text:p text:style-name="Text_20_Body">rendering.chapter_template: "{{{loc_chapter}}} {{{number}}}: {{{chapter_title}}}"
</text:p>
      <text:p text:style-name="Text_20_body">most templates must be in a separate file:</text:p>
      <text:p text:style-name="Text_20_Body">tex.template: my_template.tex
</text:p>
      <text:h text:style-name="Heading_20_3">
&lt;text:span text:style-name="Preformatted_20_Text"&gt;--print-template&lt;/text:span&gt; argument</text:h>
      <text:p text:style-name="Text_20_body">The easiest way to create a new template is to start with the default one used by Crowbook.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fr}}
/* Make list displays '–' instead of bullets */
ul li {
 list-style-type: '–';
 padding-left: .5em;
}
{{/fr}}
</text:p>
      <text:p text:style-name="Text_20_body">In this case, Crowbook sets a variable whose name is equal to the <text:span text:style-name="Preformatted_20_Text">lang</text:span> value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ChangeLog</text:h>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